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E00000116DC2BE0CC68A004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e4631"/>
    </style:style>
    <style:style style:name="T2" style:family="text">
      <style:text-properties officeooo:rsid="001023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6<text:span text:style-name="T1">53</text:span>: <text:span text:style-name="T2">GERAR DOC. TRANSPORTE</text:span></text:p>
      <text:p text:style-name="P1"><draw:frame draw:style-name="fr1" draw:name="Figura1" text:anchor-type="paragraph" svg:width="17cm" svg:height="6.168cm" draw:z-index="0"><draw:image xlink:href="Pictures/10000000000002FE00000116DC2BE0CC68A004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1:59:03.774000000</dc:date>
    <meta:editing-duration>PT3H27M15S</meta:editing-duration>
    <meta:editing-cycles>10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7" meta:character-count="38" meta:non-whitespace-character-count="32"/>
  </office:meta>
</office:document-meta>
</file>